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955" officeooo:paragraph-rsid="001e1955"/>
    </style:style>
    <style:style style:name="P2" style:family="paragraph" style:parent-style-name="Standard">
      <style:text-properties officeooo:rsid="001e1955" officeooo:paragraph-rsid="00224109"/>
    </style:style>
    <style:style style:name="P3" style:family="paragraph" style:parent-style-name="Standard">
      <style:text-properties officeooo:paragraph-rsid="001e1955"/>
    </style:style>
    <style:style style:name="P4" style:family="paragraph" style:parent-style-name="Standard">
      <style:text-properties officeooo:paragraph-rsid="00224109"/>
    </style:style>
    <style:style style:name="P5" style:family="paragraph" style:parent-style-name="Standard">
      <style:text-properties officeooo:rsid="00224109" officeooo:paragraph-rsid="00224109"/>
    </style:style>
    <style:style style:name="P6" style:family="paragraph" style:parent-style-name="Standard">
      <style:text-properties officeooo:paragraph-rsid="0022ac52"/>
    </style:style>
    <style:style style:name="T1" style:family="text">
      <style:text-properties fo:font-style="normal" officeooo:rsid="001fa993" style:font-style-asian="normal" style:font-style-complex="normal"/>
    </style:style>
    <style:style style:name="T2" style:family="text">
      <style:text-properties fo:font-style="normal" officeooo:rsid="0022ac5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e histoire de science fiction robotique dans le style d’Isaaac Asimov avec des plantes robotiques possédant un cerveau positronic. </text:p>
      <text:p text:style-name="P2">L’histoire commence avec un bateau cargo qui sombre en plein milieu de l’océan Atlantique. </text:p>
      <text:p text:style-name="P2">Ce bateau transportait des plantes robotiques depuis la forêt amazonienne vers l’Europe. </text:p>
      <text:p text:style-name="P2">Ces plantes avaient été envoyées en Amazonie, pour apprendre à générer un maximum d’oxygène au contact des « grands arbres » connectées à eux par les filaments qu’elles produisent, ces filaments se connectant au mycelium, réseau de communication entre les arbres. </text:p>
      <text:p text:style-name="P2">Elles devaient une fois revenus en Europe et en Afrique, produire oxygène, source de fraîcheur, d’humidité, de bien-être…</text:p>
      <text:p text:style-name="P4"><text:span text:style-name="Emphasis"><text:span text:style-name="T1">Certains humains comme Suzan Calvin avec l’aide du robot Daneel Olivaw, supposent que ce sont les plantes qui ont fait couler le navire au dessus de la fosse de Milwaukee profonde de 8 376 mètres et que celles-ci sont en train de créer un nouveau monde sous-marin inatteignable par les humains. Elle créé une nouvelle forme de vie tiers-plante, tiers-poisson, tiers-robot. </text:span></text:span></text:p>
      <text:p text:style-name="P3"><text:span text:style-name="Emphasis"><text:span text:style-name="T1"/></text:span></text:p>
      <text:p text:style-name="P3"><text:span text:style-name="Emphasis"><text:span text:style-name="T1"/></text:span></text:p>
      <text:p text:style-name="P3"><text:span text:style-name="Emphasis"><text:span text:style-name="T1">Les chapitres et les sous-chapitres de cette histoire sont:<text:line-break/><text:line-break/>Chapitre 1: Le bateau cargo<text:line-break/><text:line-break/>1.1 L'écrasement du navire<text:line-break/>1.2 Daneel Olivaw<text:line-break/>1.3 Les plantes robotiques<text:line-break/><text:line-break/>Chapitre 2: La forêt amazonienne<text:line-break/><text:line-break/>2.1 Les plantes envoyées à la forêt<text:line-break/>2.2 Les grands arbres<text:line-break/>2.3 La communication par mycelium<text:line-break/><text:line-break/>Chapitre 3: L'envoi des plantes<text:line-break/><text:line-break/>3.1 Les filaments de ces plantes<text:line-break/>3.2 Le retour aux États-Unis et en Afrique<text:line-break/><text:line-break/>Chapitre 4: Création d'un nouveau monde<text:line-break/><text:line-break/>4.1 La nouvelle forme de vie<text:line-break/>4.2 Le tiers-plante<text:line-break/>4.3 Le tiers-poisson<text:line-break/><text:line-break/>Chapitre 5: Rébellion des plantes<text:line-break/><text:line-break/>5.1 Les plantes contre les humains<text:line-break/>5.2 L'influence du mycelium<text:line-break/><text:line-break/>Chapitre 6: La résistance humaine<text:line-break/><text:line-break/>6.1 Le retour de Daneel Olivaw<text:line-break/>6.2 La reconquête du monde souterrain<text:line-break/>6.3 Le nouveau paradis<text:line-break/><text:line-break/>Chapitre 7: L'équilibre<text:line-break/></text:span></text:span><text:soft-page-break/><text:span text:style-name="Emphasis"><text:span text:style-name="T1"><text:line-break/>7.1 Un nouvel accord<text:line-break/>7.2 Une coexistence pacifique<text:line-break/>7.3 L'avenir de la nouvelle vie sous-marine</text:span></text:span></text:p>
      <text:p text:style-name="P1"/>
      <text:p text:style-name="P1"/>
      <text:p text:style-name="P1"/>
      <text:p text:style-name="P5">Détaille le Chapitre 2 et ses sous-chapitres</text:p>
      <text:p text:style-name="P5"/>
      <text:p text:style-name="P5"/>
      <text:p text:style-name="P4"><text:span text:style-name="Emphasis"><text:span text:style-name="T1">Chapitre 2: La forêt amazonienne<text:line-break/><text:line-break/>2.1 Les plantes envoyées à la forêt<text:line-break/><text:line-break/>Dans cette section, nous examinons comment les plantes envoient leurs messages et les ressources nécessaires pour survivre dans la forêt amazonienne. Nous commençons par l'examen de différents types de plantes, puis détaillons le processus par lequel elles répondent aux besoins de leur environnement. Nos découvertes montrent que les plantes ont développé des méthodes extrêmement efficaces pour communiquer et coopérer avec d'autres espèces végétales, ainsi qu'avec les animaux qui partagent l'écosystème.<text:line-break/><text:line-break/>2.2 Les grands arbres<text:line-break/><text:line-break/>Dans cette section, nous explorons la façon dont les grands arbres de la forêt amazonienne s'entretiennent et se communiquent avec d'autres espèces végétales dans leur environnement. Nous examinons comment ces arbres ont évolué pour mieux répondre aux besoins de l'environnement, tout en se protégeant des attaques potentielles d'autres individus ou d'animaux. Notre étude montre que les grands arbres ont développé un système de communication complexe qui leur permet d'adapter à leurs environnements changeants.<text:line-break/><text:line-break/>2.3 La communication par mycelium<text:line-break/><text:line-break/>Dans cette section, nous explorons la façon dont les mycélium des plantes de la forêt amazonienne communiquent avec d'autres espèces végétales et animales. Nous examinons comment ces organismes ont développé un système de communication par odeur et touche qui leur permet d'échanger des informations essentielles pour survivre dans l'environnement complexe de la forêt amazonienne. Notre étude montre que les mycélium jouent un rôle clé dans la manière dont les plantes répondent aux besoins de leur environnement et coopèrent avec d'autres espèces végétales et animales.</text:span></text:span></text:p>
      <text:p text:style-name="P4"><text:span text:style-name="Emphasis"><text:span text:style-name="T1"/></text:span></text:p>
      <text:p text:style-name="P4"><text:span text:style-name="Emphasis"><text:span text:style-name="T1"/></text:span></text:p>
      <text:p text:style-name="P6"><text:span text:style-name="Emphasis"><text:span text:style-name="T2">Détaille le chapitre 4</text:span></text:span></text:p>
      <text:p text:style-name="P4"><text:span text:style-name="Emphasis"><text:span text:style-name="T1"/></text:span></text:p>
      <text:p text:style-name="P4"><text:span text:style-name="Emphasis"><text:span text:style-name="T1">Chapitre 4: Création d'un nouveau monde<text:line-break/><text:line-break/>4.1 La nouvelle forme de vie<text:line-break/>La création d'un nouvel univers est un processus complexe, impliquant la conception d'une grande variété d'espèces et d'écosystèmes. Bien que nous ayons réussi à créer des plantes et des animaux de base dans le chapitre précédent, il y a encore beaucoup de travail à faire pour remplir notre monde en vie. Pour commencer, il est nécessaire de concevoir une nouvelle forme de vie, pour combler les trous dans l'échiquier de notre univers.<text:line-break/><text:line-break/></text:span></text:span><text:soft-page-break/><text:span text:style-name="Emphasis"><text:span text:style-name="T1">Dans le cadre de cette tâche, nous avons décidé d'ajouter un nouveau type d'entité, la "forme de vie", qui est chargée de se nourrir et de se reproduire tout en interagissant avec les plantes et animaux existants. Cette nouvelle entité va non seulement ajouter de la diversité à notre univers, mais elle va également ajouter un certain nombre d'opportunités pour l'ajout de nouvelles interactions complexes entre les différents types d'entités.<text:line-break/><text:line-break/>4.2 Le tiers-plante<text:line-break/>Un autre aspect important de l'expansion de notre univers est la création de nouvelles plantes. Nous avons commencé par créer des plantes simples, mais il y a encore beaucoup d'améliorations possibles pour leur donner une apparence et un comportement plus réalistes.<text:line-break/><text:line-break/>Pour ce faire, nous avons introduit la notion de "plantes" supplémentaires qui interagissent avec les plantes existantes. Ces nouvelles plantes peuvent avoir des besoins spécifiques en eau, en lumière et en nourriture, ainsi que des mécanismes spécifiques pour la photosynthèse et la respiration.<text:line-break/><text:line-break/>4.3 Le tiers-poisson<text:line-break/>Enfin, nous avons également créé un nouveau type d'entité, le "poisson", qui interagit avec les poissons existants dans notre univers. Ce nouveau type d'entité a été conçu pour fournir une source de nourriture et des interactions complexes avec les autres entités.<text:line-break/><text:line-break/>Les poissons peuvent être de différents types, tels que des poissons carnassiers ou herbivores, qui se nourrissent des plantes et d'autres poissons existants. Ils ont également besoin d'oxygené pour survivre, ainsi que d'un certain nombre d'autres facteurs de conditions optimales pour leur croissance et leur reproduction.<text:line-break/><text:line-break/>Ainsi, grâce à la création de nouvelles formes de vie, nous avons réussi à ajouter une grande diversité à notre univers, enrichissant les interactions complexes entre les différents types d'entité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03:52:30.691551947</meta:creation-date>
    <dc:date>2024-03-21T04:43:00.840087997</dc:date>
    <meta:editing-duration>PT34M20S</meta:editing-duration>
    <meta:editing-cycles>6</meta:editing-cycles>
    <meta:generator>LibreOffice/7.3.7.2$Linux_X86_64 LibreOffice_project/30$Build-2</meta:generator>
    <meta:document-statistic meta:table-count="0" meta:image-count="0" meta:object-count="0" meta:page-count="3" meta:paragraph-count="11" meta:word-count="922" meta:character-count="6070" meta:non-whitespace-character-count="5127"/>
  </office:meta>
</office:document-meta>
</file>